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/>
    </style:style>
    <style:style style:name="P2" style:family="paragraph" style:parent-style-name="Standard">
      <style:text-properties style:font-name="Share-Regular" fo:language="en" fo:country="GB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5" style:family="paragraph" style:parent-style-name="Standard">
      <style:paragraph-properties fo:margin-left="6.35cm" fo:margin-right="0cm" fo:text-indent="0cm" style:auto-text-indent="false"/>
    </style:style>
    <style:style style:name="P6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8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9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</style:style>
    <style:style style:name="P14" style:family="paragraph" style:parent-style-name="Heading_20_1">
      <style:text-properties fo:color="#000000" style:font-name="Share-Bold" fo:language="en" fo:country="GB"/>
    </style:style>
    <style:style style:name="P15" style:family="paragraph">
      <style:paragraph-properties style:writing-mode="lr-tb"/>
    </style:style>
    <style:style style:name="P16" style:family="paragraph">
      <style:paragraph-properties fo:text-align="end" style:writing-mode="lr-tb"/>
    </style:style>
    <style:style style:name="P17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style:font-name="Share-Regular" fo:language="en" fo:country="GB" style:font-name-complex="Arial"/>
    </style:style>
    <style:style style:name="T3" style:family="text">
      <style:text-properties fo:language="en" fo:country="GB" style:font-name-complex="Arial"/>
    </style:style>
    <style:style style:name="T4" style:family="text">
      <style:text-properties fo:color="#0000ff"/>
    </style:style>
    <style:style style:name="T5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7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8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9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2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4" style:family="text">
      <style:text-properties fo:color="#000000"/>
    </style:style>
    <style:style style:name="T15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6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19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6">
        <draw:text-box fo:min-height="0.499cm">
          <text:p text:style-name="P2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2"/>
          <text:p text:style-name="P1">Also<text:span text:style-name="T3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2"> </text:span></text:p>
          <text:p text:style-name="P3">by Tim Eilers, Karsten Dambekalns</text:p>
        </draw:text-box>
      </draw:frame>
      <text:h text:style-name="P14" text:outline-level="1"><draw:frame draw:style-name="fr2" draw:name="graphics1" text:anchor-type="char" svg:x="22.225cm" svg:y="0cm" svg:width="2.893cm" svg:height="1.058cm" draw:z-index="10"><draw:image xlink:href="Pictures/100000000000006D00000028C3C06178.png" xlink:type="simple" xlink:show="embed" xlink:actuate="onLoad"/></draw:frame>FLOW3 Coding Guidelines on one page</text:h>
      <text:p text:style-name="P4"><draw:g text:anchor-type="char" draw:z-index="0" draw:style-name="gr1"><draw:custom-shape draw:style-name="gr2" draw:text-style-name="P15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6" svg:width="5.081cm" svg:height="0.953cm" svg:x="-0.635cm" svg:y="0.201cm"><draw:text-box><text:p text:style-name="P16"><text:span text:style-name="T18">First line: UTF-8 declaration</text:span></text:p></draw:text-box></draw:frame></draw:g></text:p>
      <text:p text:style-name="P6">&lt;?php</text:p>
      <text:p text:style-name="P5"><text:span text:style-name="T5">declare</text:span><text:span text:style-name="T6">(ENCODING = </text:span><text:span text:style-name="T7">'utf-8'</text:span><text:span text:style-name="T6">);</text:span></text:p>
      <text:p text:style-name="P5"><draw:g text:anchor-type="char" draw:z-index="4" draw:style-name="gr1"><draw:custom-shape draw:style-name="gr2" draw:text-style-name="P15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763cm" svg:height="2.541cm" svg:x="-0.953cm" svg:y="0.346cm"><draw:text-box><text:p text:style-name="P15"><text:span text:style-name="T18">Second line: Namespace should start with F3 followed by package key (name) and subparts as needed</text:span></text:p><text:p text:style-name="P15"><text:span text:style-name="T19"/></text:p></draw:text-box></draw:frame></draw:g><text:span text:style-name="T5">namespace</text:span><text:span text:style-name="T6"> F3\TestPackage;</text:span></text:p>
      <text:p text:style-name="P7"/>
      <text:p text:style-name="P8">/* <text:s text:c="71"/>*</text:p>
      <text:p text:style-name="P8"><text:s/>* This script belongs to the FLOW3 framework. <text:s text:c="27"/>*</text:p>
      <text:p text:style-name="P8"><text:s/>* <text:s text:c="71"/>*</text:p>
      <text:p text:style-name="P8"><text:s/>* It is free software; you can redistribute it and/or modify it under <text:s text:c="3"/>*</text:p>
      <text:p text:style-name="P8"><text:s/>* the terms of the GNU Lesser General Public License as published by the *</text:p>
      <text:p text:style-name="P8"><text:s/>* Free Software Foundation, either version 3 of the License, or (at your *</text:p>
      <text:p text:style-name="P8"><draw:g text:anchor-type="char" draw:z-index="25" draw:style-name="gr1"><draw:custom-shape draw:style-name="gr2" draw:text-style-name="P15" svg:width="4.866cm" svg:height="1.498cm" svg:x="19.722cm" svg:y="0.219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866cm" svg:height="1.498cm" svg:x="19.722cm" svg:y="0.424cm"><draw:text-box><text:p text:style-name="P15"><text:span text:style-name="T18">File header with license information. See FLOW3 wiki on TYPO3 Forge for some boilerplates.</text:span></text:p></draw:text-box></draw:frame></draw:g> * option) any later version. <text:s text:c="44"/>*</text:p>
      <text:p text:style-name="P8"><text:s/>* <text:s text:c="71"/>*</text:p>
      <text:p text:style-name="P8"><text:s/>* This script is distributed in the hope that it will be useful, but <text:s text:c="4"/>*</text:p>
      <text:p text:style-name="P8"><text:s/>* WITHOUT ANY WARRANTY; without even the implied warranty of MERCHAN- <text:s text:c="3"/>*</text:p>
      <text:p text:style-name="P8"><text:s/>* TABILITY or FITNESS FOR A PARTICULAR PURPOSE. See the GNU Lesser <text:s text:c="6"/>*</text:p>
      <text:p text:style-name="P8"><text:s/>* General Public License for more details. <text:s text:c="30"/>*</text:p>
      <text:p text:style-name="P8"><text:s/>* <text:s text:c="71"/>*</text:p>
      <text:p text:style-name="P8"><text:s/>* You should have received a copy of the GNU Lesser General Public <text:s text:c="6"/>*</text:p>
      <text:p text:style-name="P8"><text:s/>* License along with the script. <text:s text:c="40"/>*</text:p>
      <text:p text:style-name="P8"><text:s/>* If not, see http://www.gnu.org/licenses/lgpl.html <text:s text:c="21"/>*</text:p>
      <text:p text:style-name="P8"><text:s/>* <text:s text:c="71"/>*</text:p>
      <text:p text:style-name="P8"><text:s/>* The TYPO3 project - inspiring people to share! <text:s text:c="24"/>*</text:p>
      <text:p text:style-name="P8"><text:s/>* <text:s text:c="71"/>*/</text:p>
      <text:p text:style-name="P8"><draw:g text:anchor-type="char" draw:z-index="2" draw:style-name="gr1"><draw:custom-shape draw:style-name="gr2" draw:text-style-name="P15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6" svg:width="4.384cm" svg:height="1.138cm" svg:x="-0.891cm" svg:y="0.148cm"><draw:text-box><text:p text:style-name="P16"><text:span text:style-name="T18">Use package tag, add @subpackage as needed.</text:span></text:p><text:p text:style-name="P15"><text:span text:style-name="T19"/></text:p></draw:text-box></draw:frame></draw:g></text:p>
      <text:p text:style-name="P8">/**</text:p>
      <text:p text:style-name="P8"><draw:g text:anchor-type="char" draw:z-index="1" draw:style-name="gr1"><draw:custom-shape draw:style-name="gr2" draw:text-style-name="P15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81cm" svg:height="1.906cm" svg:x="20.003cm" svg:y="0.291cm"><draw:text-box><text:p text:style-name="P15"><text:span text:style-name="T18">Description of the class. Make it as long as needed, feel free to explain how to use it.</text:span></text:p><text:p text:style-name="P15"><text:span text:style-name="T19"/></text:p></draw:text-box></draw:frame></draw:g> * Fixture class for various unit tests (mainly the package- and component</text:p>
      <text:p text:style-name="P9"><text:s/>* manager)</text:p>
      <text:p text:style-name="P8"><draw:g text:anchor-type="char" draw:z-index="3" draw:style-name="gr1"><draw:custom-shape draw:style-name="gr2" draw:text-style-name="P15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022cm" svg:height="1.904cm" svg:x="-0.318cm" svg:y="-0.011cm"><draw:text-box><text:p text:style-name="P15"><text:span text:style-name="T18">Version tag is a must.</text:span></text:p><text:p text:style-name="P15"><text:span text:style-name="T18">Just add it like this, the rest will be done by SVN</text:span></text:p><text:p text:style-name="P15"><text:span text:style-name="T19"/></text:p></draw:text-box></draw:frame></draw:g> *</text:p>
      <text:p text:style-name="P8"><text:s/>* Must not implement the *BasicClassInterface! (See comment there)</text:p>
      <text:p text:style-name="P8"><text:s/>*</text:p>
      <text:p text:style-name="P8"><text:s/>* @package TestPackage</text:p>
      <text:p text:style-name="P8"><text:s/>* @version $Id$</text:p>
      <text:p text:style-name="P10"><draw:g text:anchor-type="char" draw:z-index="17" draw:style-name="gr1"><draw:custom-shape draw:style-name="gr2" draw:text-style-name="P15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446cm" svg:height="0.851cm" svg:x="0.309cm" svg:y="0.072cm"><draw:text-box><text:p text:style-name="P16"><text:span text:style-name="T19">License tag is a must.</text:span></text:p></draw:text-box></draw:frame></draw:g> * @license http://www.gnu.org/licenses/lgpl.html GNU Lesser General Public License, version 3 or later</text:p>
      <text:p text:style-name="P5"><text:span text:style-name="T8"><text:s/></text:span><text:span text:style-name="T9">*/</text:span></text:p>
      <text:p text:style-name="P5"><text:span text:style-name="T5">class</text:span><text:span text:style-name="T6"> UniverseAnalyzer </text:span><text:span text:style-name="T5">extends</text:span><text:span text:style-name="T6"> \F3\TestPackage\BaseClass </text:span><text:span text:style-name="T5">implements</text:span><text:span text:style-name="T6"> \F3\TestPackage\SomeInterface {</text:span></text:p>
      <text:p text:style-name="P7"><draw:g text:anchor-type="char" draw:z-index="13" draw:style-name="gr1"><draw:custom-shape draw:style-name="gr2" draw:text-style-name="P15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866cm" svg:height="1.498cm" svg:x="21.362cm" svg:y="0.249cm"><draw:text-box><text:p text:style-name="P15"><text:span text:style-name="T18">Use full class name, when you extend or implement; for type hints and documentation.</text:span></text:p></draw:text-box></draw:frame></draw:g><draw:g text:anchor-type="char" draw:z-index="7" draw:style-name="gr1"><draw:custom-shape draw:style-name="gr2" draw:text-style-name="P15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857cm" svg:height="1.684cm" svg:x="0cm" svg:y="0.288cm"><draw:text-box><text:p text:style-name="P15"><text:span text:style-name="T18">No empty line between DocComment and class, member var or method.</text:span></text:p><text:p text:style-name="P15"><text:span text:style-name="T19"/></text:p></draw:text-box></draw:frame></draw:g></text:p>
      <text:p text:style-name="P5"><text:span text:style-name="T6"><text:tab/></text:span><text:span text:style-name="T10">/**</text:span></text:p>
      <text:p text:style-name="P11"><text:tab/> * Some injected dependency</text:p>
      <text:p text:style-name="P5"><draw:g text:anchor-type="char" draw:z-index="5" draw:style-name="gr1"><draw:custom-shape draw:style-name="gr2" draw:text-style-name="P15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716cm" svg:height="1.906cm" svg:x="15.062cm" svg:y="-0.131cm"><draw:text-box><text:p text:style-name="P15"><text:span text:style-name="T18">UpperCamelCase class name. Class names should be nouns.</text:span></text:p><text:p text:style-name="P15"><text:span text:style-name="T18">In other packages, refer to using \F3\TestPackage\MyClass.</text:span></text:p><text:p text:style-name="P15"><text:span text:style-name="T19"/></text:p></draw:text-box></draw:frame></draw:g><text:span text:style-name="T10"><text:tab/> * </text:span><text:span text:style-name="T11">@var</text:span><text:span text:style-name="T10"> ArrayObject</text:span></text:p>
      <text:p text:style-name="P11"><text:tab/> */</text:p>
      <text:p text:style-name="P5"><draw:g text:anchor-type="char" draw:z-index="9" draw:style-name="gr1"><draw:custom-shape draw:style-name="gr4" draw:text-style-name="P15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6" svg:width="3.176cm" svg:height="0.793cm" svg:x="-0.318cm" svg:y="0.277cm"><draw:text-box><text:p text:style-name="P16"><text:span text:style-name="T18">Indent with tabs.</text:span></text:p></draw:text-box></draw:frame></draw:g><text:span text:style-name="T6"><text:tab/></text:span><text:span text:style-name="T5">protected</text:span><text:span text:style-name="T6"> $someDependency = NULL;</text:span></text:p>
      <text:p text:style-name="P7"/>
      <text:p text:style-name="P5"><text:span text:style-name="T6"><text:tab/></text:span><text:span text:style-name="T10">/**</text:span></text:p>
      <text:p text:style-name="P11"><text:tab/> * Shows if you are addicted to FLOW3</text:p>
      <text:p text:style-name="P5"><draw:g text:anchor-type="char" draw:z-index="8" draw:style-name="gr1"><draw:custom-shape draw:style-name="gr2" draw:text-style-name="P15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744cm" svg:height="1.572cm" svg:x="0.318cm" svg:y="0.169cm"><draw:text-box><text:p text:style-name="P15"><text:span text:style-name="T18">Use var tag. Optional description goes in the line before.</text:span></text:p></draw:text-box></draw:frame></draw:g><text:span text:style-name="T10"><text:tab/> * </text:span><text:span text:style-name="T11">@var</text:span><text:span text:style-name="T10"> boolean</text:span></text:p>
      <text:p text:style-name="P11"><text:tab/> */</text:p>
      <text:p text:style-name="P5"><text:span text:style-name="T6"><text:tab/></text:span><text:span text:style-name="T5">protected</text:span><text:span text:style-name="T6"> $addictedToFlow3 = TRUE;</text:span></text:p>
      <text:p text:style-name="P7"><draw:g text:anchor-type="char" draw:z-index="18" draw:style-name="gr1"><draw:custom-shape draw:style-name="gr2" draw:text-style-name="P15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81cm" svg:height="1.31cm" svg:x="18.644cm" svg:y="0.309cm"><draw:text-box><text:p text:style-name="P15"><text:span text:style-name="T18">Description of the method. Make it as long as needed</text:span><text:span text:style-name="T19">.</text:span></text:p></draw:text-box></draw:frame></draw:g></text:p>
      <text:p text:style-name="P5"><text:span text:style-name="T6"><text:tab/></text:span><text:span text:style-name="T10">/**</text:span></text:p>
      <text:p text:style-name="P11"><text:tab/> * A great method which shows how to indent control structures.</text:p>
      <text:p text:style-name="P11"><draw:g text:anchor-type="char" draw:z-index="11" draw:style-name="gr1"><draw:custom-shape draw:style-name="gr2" draw:text-style-name="P15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811cm" svg:height="1.22cm" svg:x="0.737cm" svg:y="0.071cm"><draw:text-box><text:p text:style-name="P15"><text:span text:style-name="T18">Param tag: type, name, description.</text:span></text:p></draw:text-box></draw:frame></draw:g><text:tab/> *</text:p>
      <text:p text:style-name="P5"><text:span text:style-name="T10"><text:tab/> * </text:span><text:span text:style-name="T11">@param</text:span><text:span text:style-name="T10"> array $someArray Some array</text:span></text:p>
      <text:p text:style-name="P5"><draw:g text:anchor-type="char" draw:z-index="23" draw:style-name="gr1"><draw:custom-shape draw:style-name="gr4" draw:text-style-name="P15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65cm" svg:height="1.183cm" svg:x="14.212cm" svg:y="0.115cm"><draw:text-box><text:p text:style-name="P17"><text:span text:style-name="T18">Method names should be verbs.</text:span></text:p></draw:text-box></draw:frame></draw:g><text:span text:style-name="T10"><text:tab/> * </text:span><text:span text:style-name="T11">@param</text:span><text:span text:style-name="T10"> \F3\Package\MyClass $object An instance of MyClass</text:span></text:p>
      <text:p text:style-name="P5"><text:span text:style-name="T10"><text:tab/> * </text:span><text:span text:style-name="T11">@return</text:span><text:span text:style-name="T10"> void</text:span></text:p>
      <text:p text:style-name="P5"><draw:g text:anchor-type="char" draw:z-index="6" draw:style-name="gr1"><draw:custom-shape draw:style-name="gr2" draw:text-style-name="P15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657cm" svg:height="1.498cm" svg:x="21.107cm" svg:y="0.113cm"><draw:text-box><text:p text:style-name="P15"><text:span text:style-name="T18">Opening brace on same line with opening token. One space before.</text:span></text:p><text:p text:style-name="P15"><text:span text:style-name="T19"/></text:p></draw:text-box></draw:frame></draw:g><text:span text:style-name="T10"><text:tab/></text:span><text:span text:style-name="T12"> * </text:span><text:span text:style-name="T13">@author</text:span><text:span text:style-name="T12"> Robert Lemke &lt;robert@typo3.org&gt;</text:span></text:p>
      <text:p text:style-name="P5"><draw:g text:anchor-type="char" draw:z-index="12" draw:style-name="gr1"><draw:custom-shape draw:style-name="gr2" draw:text-style-name="P15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975cm" svg:height="2.541cm" svg:x="0.406cm" svg:y="0.332cm"><draw:text-box><text:p text:style-name="P15"><text:span text:style-name="T18">Multiline conditions:</text:span></text:p><text:p text:style-name="P15"><text:span text:style-name="T18">Indent them and add a extra indent to following code.</text:span></text:p><text:p text:style-name="P15"><text:span text:style-name="T18">Put the boolean operators at beginning of line.</text:span></text:p></draw:text-box></draw:frame></draw:g><text:span text:style-name="T12"><text:tab/> </text:span><text:span text:style-name="T10">*/</text:span></text:p>
      <text:p text:style-name="P5"><text:span text:style-name="T5"><text:tab/>public function</text:span><text:span text:style-name="T6"> analyzeUniverse(</text:span><text:span text:style-name="T5">array</text:span><text:span text:style-name="T6"> $myParameter, \F3\Package\MyClass $object) {</text:span></text:p>
      <text:p text:style-name="P5"><draw:g text:anchor-type="char" draw:z-index="20" draw:style-name="gr1"><draw:custom-shape draw:style-name="gr4" draw:text-style-name="P15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022cm" svg:height="1.068cm" svg:x="16.78cm" svg:y="0.352cm"><draw:text-box><text:p text:style-name="P15"><text:span text:style-name="T18">Use type hinting.</text:span></text:p><text:p text:style-name="P15"><text:span text:style-name="T19"/></text:p></draw:text-box></draw:frame></draw:g><text:span text:style-name="T5"><text:tab/><text:tab/>if </text:span><text:span text:style-name="T15">(</text:span><text:span text:style-name="T5">isset</text:span><text:span text:style-name="T15">(</text:span><text:span text:style-name="T5">$myParameter[</text:span><text:span text:style-name="T7">'question'</text:span><text:span text:style-name="T5">]</text:span><text:span text:style-name="T15">)</text:span></text:p>
      <text:p text:style-name="P5"><text:span text:style-name="T15"><text:tab/><text:tab/><text:tab/></text:span><text:span text:style-name="T5">&amp;&amp; $this</text:span><text:span text:style-name="T15">-&gt;answerToEverything === </text:span><text:span text:style-name="T16">42</text:span></text:p>
      <text:p text:style-name="P5"><text:span text:style-name="T5"><text:tab/><text:tab/><text:tab/>|| count($myParameter</text:span><text:span text:style-name="T15">) &gt;</text:span><text:span text:style-name="T5"> </text:span><text:span text:style-name="T16">3</text:span><text:span text:style-name="T5">) </text:span><text:span text:style-name="T15">{</text:span></text:p>
      <text:p text:style-name="P5"><text:span text:style-name="T5"><text:tab/><text:tab/><text:tab/><text:tab/>$this</text:span><text:span text:style-name="T15">-&gt;fanOfFlow3</text:span><text:span text:style-name="T5"> </text:span><text:span text:style-name="T15">=</text:span><text:span text:style-name="T5"> </text:span><text:span text:style-name="T6">TRUE</text:span><text:span text:style-name="T15">;</text:span></text:p>
      <text:p text:style-name="P5"><text:span text:style-name="T5"><text:tab/><text:tab/></text:span><text:span text:style-name="T15">}</text:span><text:span text:style-name="T5"> else </text:span><text:span text:style-name="T15">{</text:span></text:p>
      <text:p text:style-name="P5"><text:span text:style-name="T5"><text:tab/><text:tab/><text:tab/>throw new \</text:span><text:span text:style-name="T6">F3\TestPackage\Exception(</text:span><text:span text:style-name="T7">'We cannot tolerate that.'</text:span><text:span text:style-name="T6">, </text:span><text:span text:style-name="T16">1223391710</text:span><text:span text:style-name="T6">)</text:span><text:span text:style-name="T15">;</text:span></text:p>
      <text:p text:style-name="P12"><draw:g text:anchor-type="char" draw:z-index="14" draw:style-name="gr1"><draw:custom-shape draw:style-name="gr4" draw:text-style-name="P15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022cm" svg:height="1.975cm" svg:x="14.788cm" svg:y="0.018cm"><draw:text-box><text:p text:style-name="P15"><text:span text:style-name="T18">Clear message!</text:span></text:p><text:p text:style-name="P15"><text:span text:style-name="T19"/></text:p></draw:text-box></draw:frame></draw:g><text:span text:style-name="T4"><text:tab/></text:span><text:span text:style-name="T14">}</text:span></text:p>
      <text:p text:style-name="P12">}</text:p>
      <text:p text:style-name="P7"><draw:g text:anchor-type="char" draw:z-index="15" draw:style-name="gr1"><draw:custom-shape draw:style-name="gr4" draw:text-style-name="P15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128cm" svg:height="1.906cm" svg:x="19.572cm" svg:y="0.28cm"><draw:text-box><text:p text:style-name="P15"><text:span text:style-name="T18">UNIX timestamp at time of writing the throw clause.</text:span></text:p><text:p text:style-name="P15"><text:span text:style-name="T19"/></text:p></draw:text-box></draw:frame></draw:g></text:p>
      <text:p text:style-name="P5"><text:span text:style-name="T6"><text:tab/></text:span><text:span text:style-name="T10">/**</text:span></text:p>
      <text:p text:style-name="P11"><text:tab/> * This is a setter for the fanOfFlow3 property.</text:p>
      <text:p text:style-name="P11"><text:tab/> *</text:p>
      <text:p text:style-name="P5"><text:span text:style-name="T10"><text:tab/> * </text:span><text:span text:style-name="T11">@param</text:span><text:span text:style-name="T10"> boolean $isFan Pass TRUE to mark a fan, FALSE for a Zend follower</text:span></text:p>
      <text:p text:style-name="P5"><draw:g text:anchor-type="char" draw:z-index="24" draw:style-name="gr1"><draw:custom-shape draw:style-name="gr2" draw:text-style-name="P15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806cm" svg:height="1.186cm" svg:x="-0.078cm" svg:y="0.065cm"><draw:text-box><text:p text:style-name="P15"><text:span text:style-name="T18">Return tag with type, even if it is „void”. Only __construct() has no return tag.</text:span></text:p></draw:text-box></draw:frame></draw:g><text:span text:style-name="T10"><text:tab/> * </text:span><text:span text:style-name="T11">@return</text:span><text:span text:style-name="T10"> void</text:span></text:p>
      <text:p text:style-name="P5"><text:span text:style-name="T10"><text:tab/> * </text:span><text:span text:style-name="T11">@author</text:span><text:span text:style-name="T10"> Robert Lemke &lt;robert@typo3.org&gt;</text:span></text:p>
      <text:p text:style-name="P11"><text:tab/> */</text:p>
      <text:p text:style-name="P5"><draw:g text:anchor-type="char" draw:z-index="22" draw:style-name="gr1"><draw:custom-shape draw:style-name="gr4" draw:text-style-name="P15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52cm" svg:height="1.618cm" svg:x="14.4cm" svg:y="0.083cm"><draw:text-box><text:p text:style-name="P17"><text:span text:style-name="T18">Setter methods should start with „set”.</text:span></text:p></draw:text-box></draw:frame></draw:g><text:span text:style-name="T5"><text:tab/>public function</text:span><text:span text:style-name="T6"> setFanOfFlow3($isFan) {</text:span></text:p>
      <text:p text:style-name="P5"><text:span text:style-name="T6"><text:tab/><text:tab/><text:tab/></text:span><text:span text:style-name="T9">// comments indented one extra level</text:span></text:p>
      <text:p text:style-name="P5"><text:span text:style-name="T5"><text:tab/><text:tab/></text:span><draw:g text:anchor-type="char" draw:z-index="19" draw:style-name="gr1"><draw:custom-shape draw:style-name="gr2" draw:text-style-name="P15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763cm" svg:height="1.89cm" svg:x="0.215cm" svg:y="0.296cm"><draw:text-box><text:p text:style-name="P15"><text:span text:style-name="T18">Use author tag only for methods or interfaces, not for classes. Add yourself when doing non-trivial changes.</text:span></text:p></draw:text-box></draw:frame></draw:g><text:span text:style-name="T5">$this</text:span><text:span text:style-name="T15">-&gt;fanOfFlow3</text:span><text:span text:style-name="T5"> </text:span><text:span text:style-name="T15">=</text:span><text:span text:style-name="T5"> $isFan</text:span><text:span text:style-name="T15">;</text:span></text:p>
      <text:p text:style-name="P7"><text:tab/>}</text:p>
      <text:p text:style-name="P7"/>
      <text:p text:style-name="P5"><text:span text:style-name="T6"><text:tab/></text:span><text:span text:style-name="T10">/**</text:span></text:p>
      <text:p text:style-name="P11"><text:tab/> * As simple as it get's – a boolean getter.</text:p>
      <text:p text:style-name="P11"><text:tab/> *</text:p>
      <text:p text:style-name="P5"><draw:frame text:anchor-type="char" draw:z-index="28" draw:style-name="gr6" draw:text-style-name="P15" svg:width="5.806cm" svg:height="1.186cm" svg:x="0.076cm" svg:y="0.22cm"><draw:text-box><text:p text:style-name="P15"><text:span text:style-name="T18">„</text:span><text:span text:style-name="T18">api” keywords define public API</text:span></text:p></draw:text-box></draw:frame><text:span text:style-name="T10"><text:tab/> * </text:span><text:span text:style-name="T11">@return</text:span><text:span text:style-name="T10"> boolean Whether a foo was detected (TRUE) or not (FALSE)</text:span></text:p>
      <text:p text:style-name="P5"><draw:custom-shape text:anchor-type="char" draw:z-index="27" draw:style-name="gr5" draw:text-style-name="P15" svg:width="5.806cm" svg:height="0.668cm" svg:x="-0.002cm" svg:y="0.129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0"><text:tab/> * </text:span><text:span text:style-name="T11">@author</text:span><text:span text:style-name="T10"> Karsten Dambekalns &lt;karsten@typo3.org&gt;</text:span></text:p>
      <text:p text:style-name="P5"><text:span text:style-name="T10"><text:tab/> * </text:span><text:span text:style-name="T11">@api</text:span></text:p>
      <text:p text:style-name="P11"><text:tab/> */</text:p>
      <text:p text:style-name="P5"><draw:g text:anchor-type="char" draw:z-index="26" draw:style-name="gr1"><draw:custom-shape draw:style-name="gr2" draw:text-style-name="P15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806cm" svg:height="1.186cm" svg:x="-0.026cm" svg:y="0.22cm"><draw:text-box><text:p text:style-name="P15"><text:span text:style-name="T18">„</text:span><text:span text:style-name="T18">static” and „abstract” keywords before the visibility modifier</text:span></text:p></draw:text-box></draw:frame></draw:g><text:span text:style-name="T5"><text:tab/>static public function</text:span><text:span text:style-name="T6"> getSomeValue() {</text:span></text:p>
      <text:p text:style-name="P5"><text:span text:style-name="T5"><text:tab/><text:tab/>return self::</text:span><text:span text:style-name="T15">$foo;</text:span></text:p>
      <text:p text:style-name="P7"><draw:g text:anchor-type="char" draw:z-index="21" draw:style-name="gr1"><draw:custom-shape draw:style-name="gr4" draw:text-style-name="P15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7.155cm" svg:height="1.906cm" svg:x="12.698cm" svg:y="0.113cm"><draw:text-box><text:p text:style-name="P17"><text:span text:style-name="T18">Methods returning boolean values should start with „has” or „is”. Other getters should start with „get“.</text:span></text:p></draw:text-box></draw:frame></draw:g><text:tab/>}</text:p>
      <text:p text:style-name="P7"/>
      <text:p text:style-name="P7">}</text:p>
      <text:p text:style-name="P7"/>
      <text:p text:style-name="P6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0-07T18:20:49</meta:creation-date>
    <dc:date>2010-07-31T13:30:43</dc:date>
    <meta:editing-duration>PT01H38M29S</meta:editing-duration>
    <meta:editing-cycles>18</meta:editing-cycles>
    <meta:generator>OpenOffice.org/3.2$Unix OpenOffice.org_project/320m12$Build-9483</meta:generator>
    <dc:creator>Karsten Dambekalns</dc:creator>
    <meta:document-statistic meta:table-count="0" meta:image-count="1" meta:object-count="0" meta:page-count="1" meta:paragraph-count="89" meta:word-count="431" meta:character-count="3447"/>
    <meta:user-defined meta:name="Info 1"/>
    <meta:user-defined meta:name="Info 2"/>
    <meta:user-defined meta:name="Info 3"/>
    <meta:user-defined meta:name="Info 4"/>
  </office:meta>
</office:document-meta>
</file>